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A9D08E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6.4029166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ustituir espacios por cadena vacía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"Hola que tal", "Hola <text:s text:c="7"/>que <text:s text:c="6"/>tal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55:13Z</dc:date>
    <meta:editing-cycles>5</meta:editing-cycles>
    <meta:editing-duration>PT3599S</meta:editing-duration>
  </office:meta>
</office:document-meta>
</file>